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The Author</text:p>
      <text:p text:style-name="Date">23 February 2019</text:p>
      <text:p text:style-name="Text_20_body">This is some text before a section. It shouldn’t be indented. Each section should start on a new page (but subsections shouldn’t).</text:p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this-is-a-second-section"/>This is a second section<text:bookmark-end text:name="this-is-a-second-section"/></text:h>
      <text:p text:style-name="First_20_paragraph">And this is <text:span text:style-name="T1">even more italic text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The Title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ate" meta:value-type="string">23 February 2019</meta:user-defined>
    <meta:user-defined meta:name="docversion" meta:value-type="string">reproducible</meta:user-defined>
    <meta:user-defined meta:name="identifier" meta:value-type="string"/>
    <meta:user-defined meta:name="repo" meta:value-type="string">/home/callie/markdown-makefile-dev/markdown-makefile/.git</meta:user-defined>
    <meta:user-defined meta:name="source-md5" meta:value-type="string">2518a18c39cbd5e88b46c164d163e14a</meta:user-defined>
    <meta:user-defined meta:name="starts-with-text" meta:value-type="string">t</meta:user-defined>
    <meta:user-defined meta:name="wordcount" meta:value-type="string">241</meta:user-defined>
  </office:meta>
</office:document-meta>
</file>